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1728" calcext:value-type="float">
            <text:p>92.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26384" calcext:value-type="float">
            <text:p>92.2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7888" calcext:value-type="float">
            <text:p>92.0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94736" calcext:value-type="float">
            <text:p>91.9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148" calcext:value-type="float">
            <text:p>91.8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1856" calcext:value-type="float">
            <text:p>91.8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572" calcext:value-type="float">
            <text:p>91.4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192" calcext:value-type="float">
            <text:p>91.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11856" calcext:value-type="float">
            <text:p>91.8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8872" calcext:value-type="float">
            <text:p>91.5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0952" calcext:value-type="float">
            <text:p>91.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0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124" calcext:value-type="float">
            <text:p>89.9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06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0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0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0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0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2000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199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199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199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1832" calcext:value-type="float">
            <text:p>88.5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199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8503</text:p>
          </table:table-cell>
          <table:table-cell office:value-type="string" calcext:value-type="string">
            <text:p>TWDB:2308503</text:p>
          </table:table-cell>
          <table:table-cell office:value-type="string" calcext:value-type="string">
            <text:p>199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6512" calcext:value-type="float">
            <text:p>87.9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